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reqvsResis" style:family="table">
      <style:table-properties style:width="17cm" table:align="margins"/>
    </style:style>
    <style:style style:name="FreqvsResis.A" style:family="table-column">
      <style:table-column-properties style:column-width="4.251cm" style:rel-column-width="16383*"/>
    </style:style>
    <style:style style:name="FreqvsResis.A1" style:family="table-cell">
      <style:table-cell-properties fo:padding="0.097cm" fo:border-left="0.05pt solid #000000" fo:border-right="none" fo:border-top="0.05pt solid #000000" fo:border-bottom="0.05pt solid #000000"/>
    </style:style>
    <style:style style:name="FreqvsResis.D1" style:family="table-cell">
      <style:table-cell-properties fo:padding="0.097cm" fo:border="0.05pt solid #000000"/>
    </style:style>
    <style:style style:name="FreqvsResis.A2" style:family="table-cell">
      <style:table-cell-properties fo:padding="0.097cm" fo:border-left="0.05pt solid #000000" fo:border-right="none" fo:border-top="none" fo:border-bottom="0.05pt solid #000000"/>
    </style:style>
    <style:style style:name="FreqvsResis.D2" style:family="table-cell">
      <style:table-cell-properties fo:padding="0.097cm" fo:border-left="0.05pt solid #000000" fo:border-right="0.05pt solid #000000" fo:border-top="none" fo:border-bottom="0.05pt solid #000000"/>
    </style:style>
    <style:style style:name="FreqvsResis.35" style:family="table-row">
      <style:table-row-properties style:min-row-height="0.748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FreqvsResis" table:style-name="FreqvsResis">
        <table:table-column table:style-name="FreqvsResis.A" table:number-columns-repeated="4"/>
        <table:table-row>
          <table:table-cell table:style-name="FreqvsResis.A1" office:value-type="string">
            <text:p text:style-name="Table_20_Contents">Hertz </text:p>
          </table:table-cell>
          <table:table-cell table:style-name="FreqvsResis.A1" office:value-type="string">
            <text:p text:style-name="Table_20_Contents">Ohms</text:p>
          </table:table-cell>
          <table:table-cell table:style-name="FreqvsResis.A1" office:value-type="string">
            <text:p text:style-name="Table_20_Contents">Difference1 (Hertz prev -Hertz cur)</text:p>
          </table:table-cell>
          <table:table-cell table:style-name="FreqvsResis.D1" office:value-type="string">
            <text:p text:style-name="Table_20_Contents">Difference2(Ohm Cur -Ohm Prev)</text:p>
          </table:table-cell>
        </table:table-row>
        <table:table-row>
          <table:table-cell table:style-name="FreqvsResis.A2" office:value-type="string">
            <text:p text:style-name="Table_20_Contents">13233</text:p>
          </table:table-cell>
          <table:table-cell table:style-name="FreqvsResis.A2" office:value-type="string">
            <text:p text:style-name="Table_20_Contents">0</text:p>
          </table:table-cell>
          <table:table-cell table:style-name="FreqvsResis.A2" office:value-type="string">
            <text:p text:style-name="Table_20_Contents">-</text:p>
          </table:table-cell>
          <table:table-cell table:style-name="FreqvsResis.D2" office:value-type="string">
            <text:p text:style-name="Table_20_Contents">-</text:p>
          </table:table-cell>
        </table:table-row>
        <table:table-row>
          <table:table-cell table:style-name="FreqvsResis.A2" office:value-type="string">
            <text:p text:style-name="Table_20_Contents">13209</text:p>
          </table:table-cell>
          <table:table-cell table:style-name="FreqvsResis.A2" office:value-type="string">
            <text:p text:style-name="Table_20_Contents">1</text:p>
          </table:table-cell>
          <table:table-cell table:style-name="FreqvsResis.A2" office:value-type="string">
            <text:p text:style-name="Table_20_Contents">24</text:p>
          </table:table-cell>
          <table:table-cell table:style-name="FreqvsResis.D2" office:value-type="string">
            <text:p text:style-name="Table_20_Contents">1</text:p>
          </table:table-cell>
        </table:table-row>
        <table:table-row>
          <table:table-cell table:style-name="FreqvsResis.A2" office:value-type="string">
            <text:p text:style-name="Table_20_Contents">13186</text:p>
          </table:table-cell>
          <table:table-cell table:style-name="FreqvsResis.A2" office:value-type="string">
            <text:p text:style-name="Table_20_Contents">2</text:p>
          </table:table-cell>
          <table:table-cell table:style-name="FreqvsResis.A2" office:value-type="string">
            <text:p text:style-name="Table_20_Contents">23</text:p>
          </table:table-cell>
          <table:table-cell table:style-name="FreqvsResis.D2" office:value-type="string">
            <text:p text:style-name="Table_20_Contents">1</text:p>
          </table:table-cell>
        </table:table-row>
        <table:table-row>
          <table:table-cell table:style-name="FreqvsResis.A2" office:value-type="string">
            <text:p text:style-name="Table_20_Contents">13162</text:p>
          </table:table-cell>
          <table:table-cell table:style-name="FreqvsResis.A2" office:value-type="string">
            <text:p text:style-name="Table_20_Contents">3</text:p>
          </table:table-cell>
          <table:table-cell table:style-name="FreqvsResis.A2" office:value-type="string">
            <text:p text:style-name="Table_20_Contents">24</text:p>
          </table:table-cell>
          <table:table-cell table:style-name="FreqvsResis.D2" office:value-type="string">
            <text:p text:style-name="Table_20_Contents">1</text:p>
          </table:table-cell>
        </table:table-row>
        <table:table-row>
          <table:table-cell table:style-name="FreqvsResis.A2" office:value-type="string">
            <text:p text:style-name="Table_20_Contents">13139</text:p>
          </table:table-cell>
          <table:table-cell table:style-name="FreqvsResis.A2" office:value-type="string">
            <text:p text:style-name="Table_20_Contents">4</text:p>
          </table:table-cell>
          <table:table-cell table:style-name="FreqvsResis.A2" office:value-type="string">
            <text:p text:style-name="Table_20_Contents">23</text:p>
          </table:table-cell>
          <table:table-cell table:style-name="FreqvsResis.D2" office:value-type="string">
            <text:p text:style-name="Table_20_Contents">1</text:p>
          </table:table-cell>
        </table:table-row>
        <table:table-row>
          <table:table-cell table:style-name="FreqvsResis.A2" office:value-type="string">
            <text:p text:style-name="Table_20_Contents">13092</text:p>
          </table:table-cell>
          <table:table-cell table:style-name="FreqvsResis.A2" office:value-type="string">
            <text:p text:style-name="Table_20_Contents">6</text:p>
          </table:table-cell>
          <table:table-cell table:style-name="FreqvsResis.A2" office:value-type="string">
            <text:p text:style-name="Table_20_Contents">47(23.5)</text:p>
          </table:table-cell>
          <table:table-cell table:style-name="FreqvsResis.D2" office:value-type="string">
            <text:p text:style-name="Table_20_Contents">2</text:p>
          </table:table-cell>
        </table:table-row>
        <table:table-row>
          <table:table-cell table:style-name="FreqvsResis.A2" office:value-type="string">
            <text:p text:style-name="Table_20_Contents">13047</text:p>
          </table:table-cell>
          <table:table-cell table:style-name="FreqvsResis.A2" office:value-type="string">
            <text:p text:style-name="Table_20_Contents">8</text:p>
          </table:table-cell>
          <table:table-cell table:style-name="FreqvsResis.A2" office:value-type="string">
            <text:p text:style-name="Table_20_Contents">45(22.5)</text:p>
          </table:table-cell>
          <table:table-cell table:style-name="FreqvsResis.D2" office:value-type="string">
            <text:p text:style-name="Table_20_Contents">2</text:p>
          </table:table-cell>
        </table:table-row>
        <table:table-row>
          <table:table-cell table:style-name="FreqvsResis.A2" office:value-type="string">
            <text:p text:style-name="Table_20_Contents">12962</text:p>
          </table:table-cell>
          <table:table-cell table:style-name="FreqvsResis.A2" office:value-type="string">
            <text:p text:style-name="Table_20_Contents">12</text:p>
          </table:table-cell>
          <table:table-cell table:style-name="FreqvsResis.A2" office:value-type="string">
            <text:p text:style-name="Table_20_Contents">85(21.25)</text:p>
          </table:table-cell>
          <table:table-cell table:style-name="FreqvsResis.D2" office:value-type="string">
            <text:p text:style-name="Table_20_Contents">4</text:p>
          </table:table-cell>
        </table:table-row>
        <table:table-row>
          <table:table-cell table:style-name="FreqvsResis.A2" office:value-type="string">
            <text:p text:style-name="Table_20_Contents">12871</text:p>
          </table:table-cell>
          <table:table-cell table:style-name="FreqvsResis.A2" office:value-type="string">
            <text:p text:style-name="Table_20_Contents">16</text:p>
          </table:table-cell>
          <table:table-cell table:style-name="FreqvsResis.A2" office:value-type="string">
            <text:p text:style-name="Table_20_Contents">91(22.75)</text:p>
          </table:table-cell>
          <table:table-cell table:style-name="FreqvsResis.D2" office:value-type="string">
            <text:p text:style-name="Table_20_Contents">4</text:p>
          </table:table-cell>
        </table:table-row>
        <table:table-row>
          <table:table-cell table:style-name="FreqvsResis.A2" office:value-type="string">
            <text:p text:style-name="Table_20_Contents">12708</text:p>
          </table:table-cell>
          <table:table-cell table:style-name="FreqvsResis.A2" office:value-type="string">
            <text:p text:style-name="Table_20_Contents">24</text:p>
          </table:table-cell>
          <table:table-cell table:style-name="FreqvsResis.A2" office:value-type="string">
            <text:p text:style-name="Table_20_Contents">163(20.375)</text:p>
          </table:table-cell>
          <table:table-cell table:style-name="FreqvsResis.D2" office:value-type="string">
            <text:p text:style-name="Table_20_Contents">8</text:p>
          </table:table-cell>
        </table:table-row>
        <table:table-row>
          <table:table-cell table:style-name="FreqvsResis.A2" office:value-type="string">
            <text:p text:style-name="Table_20_Contents">12526</text:p>
          </table:table-cell>
          <table:table-cell table:style-name="FreqvsResis.A2" office:value-type="string">
            <text:p text:style-name="Table_20_Contents">32</text:p>
          </table:table-cell>
          <table:table-cell table:style-name="FreqvsResis.A2" office:value-type="string">
            <text:p text:style-name="Table_20_Contents">182(22.75)</text:p>
          </table:table-cell>
          <table:table-cell table:style-name="FreqvsResis.D2" office:value-type="string">
            <text:p text:style-name="Table_20_Contents">8</text:p>
          </table:table-cell>
        </table:table-row>
        <table:table-row>
          <table:table-cell table:style-name="FreqvsResis.A2" office:value-type="string">
            <text:p text:style-name="Table_20_Contents">12200</text:p>
          </table:table-cell>
          <table:table-cell table:style-name="FreqvsResis.A2" office:value-type="string">
            <text:p text:style-name="Table_20_Contents">48</text:p>
          </table:table-cell>
          <table:table-cell table:style-name="FreqvsResis.A2" office:value-type="string">
            <text:p text:style-name="Table_20_Contents">326(20.375)</text:p>
          </table:table-cell>
          <table:table-cell table:style-name="FreqvsResis.D2" office:value-type="string">
            <text:p text:style-name="Table_20_Contents">16</text:p>
          </table:table-cell>
        </table:table-row>
        <table:table-row>
          <table:table-cell table:style-name="FreqvsResis.A2" office:value-type="string">
            <text:p text:style-name="Table_20_Contents">11893</text:p>
          </table:table-cell>
          <table:table-cell table:style-name="FreqvsResis.A2" office:value-type="string">
            <text:p text:style-name="Table_20_Contents">64</text:p>
          </table:table-cell>
          <table:table-cell table:style-name="FreqvsResis.A2" office:value-type="string">
            <text:p text:style-name="Table_20_Contents">307(19.1875)</text:p>
          </table:table-cell>
          <table:table-cell table:style-name="FreqvsResis.D2" office:value-type="string">
            <text:p text:style-name="Table_20_Contents">16</text:p>
          </table:table-cell>
        </table:table-row>
        <table:table-row>
          <table:table-cell table:style-name="FreqvsResis.A2" office:value-type="string">
            <text:p text:style-name="Table_20_Contents">11312</text:p>
          </table:table-cell>
          <table:table-cell table:style-name="FreqvsResis.A2" office:value-type="string">
            <text:p text:style-name="Table_20_Contents">96</text:p>
          </table:table-cell>
          <table:table-cell table:style-name="FreqvsResis.A2" office:value-type="string">
            <text:p text:style-name="Table_20_Contents">581(18.1562)</text:p>
          </table:table-cell>
          <table:table-cell table:style-name="FreqvsResis.D2" office:value-type="string">
            <text:p text:style-name="Table_20_Contents">32</text:p>
          </table:table-cell>
        </table:table-row>
        <table:table-row>
          <table:table-cell table:style-name="FreqvsResis.A2" office:value-type="string">
            <text:p text:style-name="Table_20_Contents">10802</text:p>
          </table:table-cell>
          <table:table-cell table:style-name="FreqvsResis.A2" office:value-type="string">
            <text:p text:style-name="Table_20_Contents">128</text:p>
          </table:table-cell>
          <table:table-cell table:style-name="FreqvsResis.A2" office:value-type="string">
            <text:p text:style-name="Table_20_Contents">510(15.9375)</text:p>
          </table:table-cell>
          <table:table-cell table:style-name="FreqvsResis.D2" office:value-type="string">
            <text:p text:style-name="Table_20_Contents">32</text:p>
          </table:table-cell>
        </table:table-row>
        <table:table-row>
          <table:table-cell table:style-name="FreqvsResis.A2" office:value-type="string">
            <text:p text:style-name="Table_20_Contents">9882</text:p>
          </table:table-cell>
          <table:table-cell table:style-name="FreqvsResis.A2" office:value-type="string">
            <text:p text:style-name="Table_20_Contents">192</text:p>
          </table:table-cell>
          <table:table-cell table:style-name="FreqvsResis.A2" office:value-type="string">
            <text:p text:style-name="Table_20_Contents">920(14.375)</text:p>
          </table:table-cell>
          <table:table-cell table:style-name="FreqvsResis.D2" office:value-type="string">
            <text:p text:style-name="Table_20_Contents">64</text:p>
          </table:table-cell>
        </table:table-row>
        <table:table-row>
          <table:table-cell table:style-name="FreqvsResis.A2" office:value-type="string">
            <text:p text:style-name="Table_20_Contents">9104</text:p>
          </table:table-cell>
          <table:table-cell table:style-name="FreqvsResis.A2" office:value-type="string">
            <text:p text:style-name="Table_20_Contents">256</text:p>
          </table:table-cell>
          <table:table-cell table:style-name="FreqvsResis.A2" office:value-type="string">
            <text:p text:style-name="Table_20_Contents">778(12.156)</text:p>
          </table:table-cell>
          <table:table-cell table:style-name="FreqvsResis.D2" office:value-type="string">
            <text:p text:style-name="Table_20_Contents">64</text:p>
          </table:table-cell>
        </table:table-row>
        <table:table-row>
          <table:table-cell table:style-name="FreqvsResis.A2" office:value-type="string">
            <text:p text:style-name="Table_20_Contents">7878</text:p>
          </table:table-cell>
          <table:table-cell table:style-name="FreqvsResis.A2" office:value-type="string">
            <text:p text:style-name="Table_20_Contents">384</text:p>
          </table:table-cell>
          <table:table-cell table:style-name="FreqvsResis.A2" office:value-type="string">
            <text:p text:style-name="Table_20_Contents">1226(9.578)</text:p>
          </table:table-cell>
          <table:table-cell table:style-name="FreqvsResis.D2" office:value-type="string">
            <text:p text:style-name="Table_20_Contents">128</text:p>
          </table:table-cell>
        </table:table-row>
        <table:table-row>
          <table:table-cell table:style-name="FreqvsResis.A2" office:value-type="string">
            <text:p text:style-name="Table_20_Contents">6932</text:p>
          </table:table-cell>
          <table:table-cell table:style-name="FreqvsResis.A2" office:value-type="string">
            <text:p text:style-name="Table_20_Contents">512</text:p>
          </table:table-cell>
          <table:table-cell table:style-name="FreqvsResis.A2" office:value-type="string">
            <text:p text:style-name="Table_20_Contents">946(7.39)</text:p>
          </table:table-cell>
          <table:table-cell table:style-name="FreqvsResis.D2" office:value-type="string">
            <text:p text:style-name="Table_20_Contents">128</text:p>
          </table:table-cell>
        </table:table-row>
        <table:table-row>
          <table:table-cell table:style-name="FreqvsResis.A2" office:value-type="string">
            <text:p text:style-name="Table_20_Contents">5596</text:p>
          </table:table-cell>
          <table:table-cell table:style-name="FreqvsResis.A2" office:value-type="string">
            <text:p text:style-name="Table_20_Contents">768</text:p>
          </table:table-cell>
          <table:table-cell table:style-name="FreqvsResis.A2" office:value-type="string">
            <text:p text:style-name="Table_20_Contents">1336(5.21)</text:p>
          </table:table-cell>
          <table:table-cell table:style-name="FreqvsResis.D2" office:value-type="string">
            <text:p text:style-name="Table_20_Contents">256</text:p>
          </table:table-cell>
        </table:table-row>
        <table:table-row>
          <table:table-cell table:style-name="FreqvsResis.A2" office:value-type="string">
            <text:p text:style-name="Table_20_Contents">4697</text:p>
          </table:table-cell>
          <table:table-cell table:style-name="FreqvsResis.A2" office:value-type="string">
            <text:p text:style-name="Table_20_Contents">1024</text:p>
          </table:table-cell>
          <table:table-cell table:style-name="FreqvsResis.A2" office:value-type="string">
            <text:p text:style-name="Table_20_Contents">899(3.51)</text:p>
          </table:table-cell>
          <table:table-cell table:style-name="FreqvsResis.D2" office:value-type="string">
            <text:p text:style-name="Table_20_Contents">256</text:p>
          </table:table-cell>
        </table:table-row>
        <table:table-row>
          <table:table-cell table:style-name="FreqvsResis.A2" office:value-type="string">
            <text:p text:style-name="Table_20_Contents">3557</text:p>
          </table:table-cell>
          <table:table-cell table:style-name="FreqvsResis.A2" office:value-type="string">
            <text:p text:style-name="Table_20_Contents">1536</text:p>
          </table:table-cell>
          <table:table-cell table:style-name="FreqvsResis.A2" office:value-type="string">
            <text:p text:style-name="Table_20_Contents">1140(2.22)</text:p>
          </table:table-cell>
          <table:table-cell table:style-name="FreqvsResis.D2" office:value-type="string">
            <text:p text:style-name="Table_20_Contents">512</text:p>
          </table:table-cell>
        </table:table-row>
        <table:table-row>
          <table:table-cell table:style-name="FreqvsResis.A2" office:value-type="string">
            <text:p text:style-name="Table_20_Contents">2862</text:p>
          </table:table-cell>
          <table:table-cell table:style-name="FreqvsResis.A2" office:value-type="string">
            <text:p text:style-name="Table_20_Contents">2048</text:p>
          </table:table-cell>
          <table:table-cell table:style-name="FreqvsResis.A2" office:value-type="string">
            <text:p text:style-name="Table_20_Contents">695(1.35)</text:p>
          </table:table-cell>
          <table:table-cell table:style-name="FreqvsResis.D2" office:value-type="string">
            <text:p text:style-name="Table_20_Contents">512</text:p>
          </table:table-cell>
        </table:table-row>
        <table:table-row>
          <table:table-cell table:style-name="FreqvsResis.A2" office:value-type="string">
            <text:p text:style-name="Table_20_Contents">2071</text:p>
          </table:table-cell>
          <table:table-cell table:style-name="FreqvsResis.A2" office:value-type="string">
            <text:p text:style-name="Table_20_Contents">3072</text:p>
          </table:table-cell>
          <table:table-cell table:style-name="FreqvsResis.A2" office:value-type="string">
            <text:p text:style-name="Table_20_Contents">791(0.772)</text:p>
          </table:table-cell>
          <table:table-cell table:style-name="FreqvsResis.D2" office:value-type="string">
            <text:p text:style-name="Table_20_Contents">1024</text:p>
          </table:table-cell>
        </table:table-row>
        <table:table-row>
          <table:table-cell table:style-name="FreqvsResis.A2" office:value-type="string">
            <text:p text:style-name="Table_20_Contents">1623</text:p>
          </table:table-cell>
          <table:table-cell table:style-name="FreqvsResis.A2" office:value-type="string">
            <text:p text:style-name="Table_20_Contents">4096</text:p>
          </table:table-cell>
          <table:table-cell table:style-name="FreqvsResis.A2" office:value-type="string">
            <text:p text:style-name="Table_20_Contents">448(0.437)</text:p>
          </table:table-cell>
          <table:table-cell table:style-name="FreqvsResis.D2" office:value-type="string">
            <text:p text:style-name="Table_20_Contents">1024</text:p>
          </table:table-cell>
        </table:table-row>
        <table:table-row>
          <table:table-cell table:style-name="FreqvsResis.A2" office:value-type="string">
            <text:p text:style-name="Table_20_Contents">1135</text:p>
          </table:table-cell>
          <table:table-cell table:style-name="FreqvsResis.A2" office:value-type="string">
            <text:p text:style-name="Table_20_Contents">6144</text:p>
          </table:table-cell>
          <table:table-cell table:style-name="FreqvsResis.A2" office:value-type="string">
            <text:p text:style-name="Table_20_Contents">488(0.238)</text:p>
          </table:table-cell>
          <table:table-cell table:style-name="FreqvsResis.D2" office:value-type="string">
            <text:p text:style-name="Table_20_Contents">2048</text:p>
          </table:table-cell>
        </table:table-row>
        <table:table-row>
          <table:table-cell table:style-name="FreqvsResis.A2" office:value-type="string">
            <text:p text:style-name="Table_20_Contents">874</text:p>
          </table:table-cell>
          <table:table-cell table:style-name="FreqvsResis.A2" office:value-type="string">
            <text:p text:style-name="Table_20_Contents">8192</text:p>
          </table:table-cell>
          <table:table-cell table:style-name="FreqvsResis.A2" office:value-type="string">
            <text:p text:style-name="Table_20_Contents">261(0.127)</text:p>
          </table:table-cell>
          <table:table-cell table:style-name="FreqvsResis.D2" office:value-type="string">
            <text:p text:style-name="Table_20_Contents">2048</text:p>
          </table:table-cell>
        </table:table-row>
        <table:table-row>
          <table:table-cell table:style-name="FreqvsResis.A2" office:value-type="string">
            <text:p text:style-name="Table_20_Contents">612</text:p>
          </table:table-cell>
          <table:table-cell table:style-name="FreqvsResis.A2" office:value-type="string">
            <text:p text:style-name="Table_20_Contents">12288</text:p>
          </table:table-cell>
          <table:table-cell table:style-name="FreqvsResis.A2" office:value-type="string">
            <text:p text:style-name="Table_20_Contents">262(0.063)</text:p>
          </table:table-cell>
          <table:table-cell table:style-name="FreqvsResis.D2" office:value-type="string">
            <text:p text:style-name="Table_20_Contents">4096</text:p>
          </table:table-cell>
        </table:table-row>
        <table:table-row>
          <table:table-cell table:style-name="FreqvsResis.A2" office:value-type="string">
            <text:p text:style-name="Table_20_Contents">476</text:p>
          </table:table-cell>
          <table:table-cell table:style-name="FreqvsResis.A2" office:value-type="string">
            <text:p text:style-name="Table_20_Contents">16384</text:p>
          </table:table-cell>
          <table:table-cell table:style-name="FreqvsResis.A2" office:value-type="string">
            <text:p text:style-name="Table_20_Contents">136(0.033)</text:p>
          </table:table-cell>
          <table:table-cell table:style-name="FreqvsResis.D2" office:value-type="string">
            <text:p text:style-name="Table_20_Contents">4096</text:p>
          </table:table-cell>
        </table:table-row>
        <table:table-row>
          <table:table-cell table:style-name="FreqvsResis.A2" office:value-type="string">
            <text:p text:style-name="Table_20_Contents">335</text:p>
          </table:table-cell>
          <table:table-cell table:style-name="FreqvsResis.A2" office:value-type="string">
            <text:p text:style-name="Table_20_Contents">24576</text:p>
          </table:table-cell>
          <table:table-cell table:style-name="FreqvsResis.A2" office:value-type="string">
            <text:p text:style-name="Table_20_Contents">141(0.017)</text:p>
          </table:table-cell>
          <table:table-cell table:style-name="FreqvsResis.D2" office:value-type="string">
            <text:p text:style-name="Table_20_Contents">8192</text:p>
          </table:table-cell>
        </table:table-row>
        <table:table-row>
          <table:table-cell table:style-name="FreqvsResis.A2" office:value-type="string">
            <text:p text:style-name="Table_20_Contents">264</text:p>
          </table:table-cell>
          <table:table-cell table:style-name="FreqvsResis.A2" office:value-type="string">
            <text:p text:style-name="Table_20_Contents">32768</text:p>
          </table:table-cell>
          <table:table-cell table:style-name="FreqvsResis.A2" office:value-type="string">
            <text:p text:style-name="Table_20_Contents">71(0.008)</text:p>
          </table:table-cell>
          <table:table-cell table:style-name="FreqvsResis.D2" office:value-type="string">
            <text:p text:style-name="Table_20_Contents">8192</text:p>
          </table:table-cell>
        </table:table-row>
        <table:table-row>
          <table:table-cell table:style-name="FreqvsResis.A2" office:value-type="string">
            <text:p text:style-name="Table_20_Contents">122</text:p>
          </table:table-cell>
          <table:table-cell table:style-name="FreqvsResis.A2" office:value-type="string">
            <text:p text:style-name="Table_20_Contents">98304</text:p>
          </table:table-cell>
          <table:table-cell table:style-name="FreqvsResis.A2" office:value-type="string">
            <text:p text:style-name="Table_20_Contents">142(0.002)</text:p>
          </table:table-cell>
          <table:table-cell table:style-name="FreqvsResis.D2" office:value-type="string">
            <text:p text:style-name="Table_20_Contents">65536</text:p>
          </table:table-cell>
        </table:table-row>
        <table:table-row>
          <table:table-cell table:style-name="FreqvsResis.A2" office:value-type="string">
            <text:p text:style-name="Table_20_Contents">85</text:p>
          </table:table-cell>
          <table:table-cell table:style-name="FreqvsResis.A2" office:value-type="string">
            <text:p text:style-name="Table_20_Contents">196608</text:p>
          </table:table-cell>
          <table:table-cell table:style-name="FreqvsResis.A2" office:value-type="string">
            <text:p text:style-name="Table_20_Contents">37(0.0003)</text:p>
          </table:table-cell>
          <table:table-cell table:style-name="FreqvsResis.D2" office:value-type="string">
            <text:p text:style-name="Table_20_Contents">98304</text:p>
          </table:table-cell>
        </table:table-row>
        <table:table-row table:style-name="FreqvsResis.35">
          <table:table-cell table:style-name="FreqvsResis.A2" office:value-type="string">
            <text:p text:style-name="Table_20_Contents">76</text:p>
          </table:table-cell>
          <table:table-cell table:style-name="FreqvsResis.A2" office:value-type="string">
            <text:p text:style-name="Table_20_Contents">262144</text:p>
          </table:table-cell>
          <table:table-cell table:style-name="FreqvsResis.A2" office:value-type="string">
            <text:p text:style-name="Table_20_Contents">9(0.0001)</text:p>
          </table:table-cell>
          <table:table-cell table:style-name="FreqvsResis.D2" office:value-type="string">
            <text:p text:style-name="Table_20_Contents">65536</text:p>
          </table:table-cell>
        </table:table-row>
        <table:table-row>
          <table:table-cell table:style-name="FreqvsResis.A2" office:value-type="string">
            <text:p text:style-name="Table_20_Contents">48</text:p>
          </table:table-cell>
          <table:table-cell table:style-name="FreqvsResis.A2" office:value-type="string">
            <text:p text:style-name="Table_20_Contents">10000000</text:p>
          </table:table-cell>
          <table:table-cell table:style-name="FreqvsResis.A2" office:value-type="string">
            <text:p text:style-name="Table_20_Contents">28(0.000002)</text:p>
          </table:table-cell>
          <table:table-cell table:style-name="FreqvsResis.D2" office:value-type="string">
            <text:p text:style-name="Table_20_Contents">9737856</text:p>
          </table:table-cell>
        </table:table-row>
        <text:soft-page-break/>
        <table:table-row>
          <table:table-cell table:style-name="FreqvsResis.A2" office:value-type="string">
            <text:p text:style-name="Table_20_Contents"/>
          </table:table-cell>
          <table:table-cell table:style-name="FreqvsResis.A2" office:value-type="string">
            <text:p text:style-name="Table_20_Contents"/>
          </table:table-cell>
          <table:table-cell table:style-name="FreqvsResis.A2" office:value-type="string">
            <text:p text:style-name="Table_20_Contents"/>
          </table:table-cell>
          <table:table-cell table:style-name="FreqvsResis.D2" office:value-type="string">
            <text:p text:style-name="Table_20_Contents"/>
          </table:table-cell>
        </table:table-row>
        <table:table-row>
          <table:table-cell table:style-name="FreqvsResis.A2" office:value-type="string">
            <text:p text:style-name="Table_20_Contents"/>
          </table:table-cell>
          <table:table-cell table:style-name="FreqvsResis.A2" office:value-type="string">
            <text:p text:style-name="Table_20_Contents"/>
          </table:table-cell>
          <table:table-cell table:style-name="FreqvsResis.A2" office:value-type="string">
            <text:p text:style-name="Table_20_Contents"/>
          </table:table-cell>
          <table:table-cell table:style-name="FreqvsResis.D2" office:value-type="string">
            <text:p text:style-name="Table_20_Contents"/>
          </table:table-cell>
        </table:table-row>
        <table:table-row>
          <table:table-cell table:style-name="FreqvsResis.A2" office:value-type="string">
            <text:p text:style-name="Table_20_Contents"/>
          </table:table-cell>
          <table:table-cell table:style-name="FreqvsResis.A2" office:value-type="string">
            <text:p text:style-name="Table_20_Contents"/>
          </table:table-cell>
          <table:table-cell table:style-name="FreqvsResis.A2" office:value-type="string">
            <text:p text:style-name="Table_20_Contents"/>
          </table:table-cell>
          <table:table-cell table:style-name="FreqvsResis.D2" office:value-type="string">
            <text:p text:style-name="Table_20_Contents"/>
          </table:table-cell>
        </table:table-row>
        <table:table-row>
          <table:table-cell table:style-name="FreqvsResis.A2" office:value-type="string">
            <text:p text:style-name="Table_20_Contents"/>
          </table:table-cell>
          <table:table-cell table:style-name="FreqvsResis.A2" office:value-type="string">
            <text:p text:style-name="Table_20_Contents"/>
          </table:table-cell>
          <table:table-cell table:style-name="FreqvsResis.A2" office:value-type="string">
            <text:p text:style-name="Table_20_Contents"/>
          </table:table-cell>
          <table:table-cell table:style-name="FreqvsResis.D2" office:value-type="string">
            <text:p text:style-name="Table_20_Contents"/>
          </table:table-cell>
        </table:table-row>
        <table:table-row>
          <table:table-cell table:style-name="FreqvsResis.A2" office:value-type="string">
            <text:p text:style-name="Table_20_Contents"/>
          </table:table-cell>
          <table:table-cell table:style-name="FreqvsResis.A2" office:value-type="string">
            <text:p text:style-name="Table_20_Contents"/>
          </table:table-cell>
          <table:table-cell table:style-name="FreqvsResis.A2" office:value-type="string">
            <text:p text:style-name="Table_20_Contents"/>
          </table:table-cell>
          <table:table-cell table:style-name="FreqvsResis.D2" office:value-type="string">
            <text:p text:style-name="Table_20_Contents"/>
          </table:table-cell>
        </table:table-row>
        <table:table-row>
          <table:table-cell table:style-name="FreqvsResis.A2" office:value-type="string">
            <text:p text:style-name="Table_20_Contents"/>
          </table:table-cell>
          <table:table-cell table:style-name="FreqvsResis.A2" office:value-type="string">
            <text:p text:style-name="Table_20_Contents"/>
          </table:table-cell>
          <table:table-cell table:style-name="FreqvsResis.A2" office:value-type="string">
            <text:p text:style-name="Table_20_Contents"/>
          </table:table-cell>
          <table:table-cell table:style-name="FreqvsResis.D2" office:value-type="string">
            <text:p text:style-name="Table_20_Contents"/>
          </table:table-cell>
        </table:table-row>
        <table:table-row>
          <table:table-cell table:style-name="FreqvsResis.A2" office:value-type="string">
            <text:p text:style-name="Table_20_Contents"/>
          </table:table-cell>
          <table:table-cell table:style-name="FreqvsResis.A2" office:value-type="string">
            <text:p text:style-name="Table_20_Contents"/>
          </table:table-cell>
          <table:table-cell table:style-name="FreqvsResis.A2" office:value-type="string">
            <text:p text:style-name="Table_20_Contents"/>
          </table:table-cell>
          <table:table-cell table:style-name="FreqvsResis.D2" office:value-type="string">
            <text:p text:style-name="Table_20_Contents"/>
          </table:table-cell>
        </table:table-row>
        <table:table-row>
          <table:table-cell table:style-name="FreqvsResis.A2" office:value-type="string">
            <text:p text:style-name="Table_20_Contents"/>
          </table:table-cell>
          <table:table-cell table:style-name="FreqvsResis.A2" office:value-type="string">
            <text:p text:style-name="Table_20_Contents"/>
          </table:table-cell>
          <table:table-cell table:style-name="FreqvsResis.A2" office:value-type="string">
            <text:p text:style-name="Table_20_Contents"/>
          </table:table-cell>
          <table:table-cell table:style-name="FreqvsResis.D2" office:value-type="string">
            <text:p text:style-name="Table_20_Contents"/>
          </table:table-cell>
        </table:table-row>
        <table:table-row>
          <table:table-cell table:style-name="FreqvsResis.A2" office:value-type="string">
            <text:p text:style-name="Table_20_Contents"/>
          </table:table-cell>
          <table:table-cell table:style-name="FreqvsResis.A2" office:value-type="string">
            <text:p text:style-name="Table_20_Contents"/>
          </table:table-cell>
          <table:table-cell table:style-name="FreqvsResis.A2" office:value-type="string">
            <text:p text:style-name="Table_20_Contents"/>
          </table:table-cell>
          <table:table-cell table:style-name="FreqvsResis.D2" office:value-type="string">
            <text:p text:style-name="Table_20_Contents"/>
          </table:table-cell>
        </table:table-row>
        <table:table-row>
          <table:table-cell table:style-name="FreqvsResis.A2" office:value-type="string">
            <text:p text:style-name="Table_20_Contents"/>
          </table:table-cell>
          <table:table-cell table:style-name="FreqvsResis.A2" office:value-type="string">
            <text:p text:style-name="Table_20_Contents"/>
          </table:table-cell>
          <table:table-cell table:style-name="FreqvsResis.A2" office:value-type="string">
            <text:p text:style-name="Table_20_Contents"/>
          </table:table-cell>
          <table:table-cell table:style-name="FreqvsResis.D2" office:value-type="string">
            <text:p text:style-name="Table_20_Contents"/>
          </table:table-cell>
        </table:table-row>
        <table:table-row>
          <table:table-cell table:style-name="FreqvsResis.A2" office:value-type="string">
            <text:p text:style-name="Table_20_Contents"/>
          </table:table-cell>
          <table:table-cell table:style-name="FreqvsResis.A2" office:value-type="string">
            <text:p text:style-name="Table_20_Contents"/>
          </table:table-cell>
          <table:table-cell table:style-name="FreqvsResis.A2" office:value-type="string">
            <text:p text:style-name="Table_20_Contents"/>
          </table:table-cell>
          <table:table-cell table:style-name="FreqvsResis.D2" office:value-type="string">
            <text:p text:style-name="Table_20_Contents"/>
          </table:table-cell>
        </table:table-row>
        <table:table-row>
          <table:table-cell table:style-name="FreqvsResis.A2" office:value-type="string">
            <text:p text:style-name="Table_20_Contents"/>
          </table:table-cell>
          <table:table-cell table:style-name="FreqvsResis.A2" office:value-type="string">
            <text:p text:style-name="Table_20_Contents"/>
          </table:table-cell>
          <table:table-cell table:style-name="FreqvsResis.A2" office:value-type="string">
            <text:p text:style-name="Table_20_Contents"/>
          </table:table-cell>
          <table:table-cell table:style-name="FreqvsResis.D2" office:value-type="string">
            <text:p text:style-name="Table_20_Contents"/>
          </table:table-cell>
        </table:table-row>
        <table:table-row>
          <table:table-cell table:style-name="FreqvsResis.A2" office:value-type="string">
            <text:p text:style-name="Table_20_Contents"/>
          </table:table-cell>
          <table:table-cell table:style-name="FreqvsResis.A2" office:value-type="string">
            <text:p text:style-name="Table_20_Contents"/>
          </table:table-cell>
          <table:table-cell table:style-name="FreqvsResis.A2" office:value-type="string">
            <text:p text:style-name="Table_20_Contents"/>
          </table:table-cell>
          <table:table-cell table:style-name="FreqvsResis.D2" office:value-type="string">
            <text:p text:style-name="Table_20_Contents"/>
          </table:table-cell>
        </table:table-row>
        <table:table-row>
          <table:table-cell table:style-name="FreqvsResis.A2" office:value-type="string">
            <text:p text:style-name="Table_20_Contents"/>
          </table:table-cell>
          <table:table-cell table:style-name="FreqvsResis.A2" office:value-type="string">
            <text:p text:style-name="Table_20_Contents"/>
          </table:table-cell>
          <table:table-cell table:style-name="FreqvsResis.A2" office:value-type="string">
            <text:p text:style-name="Table_20_Contents"/>
          </table:table-cell>
          <table:table-cell table:style-name="FreqvsResis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mbo </meta:initial-creator>
    <meta:creation-date>2014-06-10T11:12:08</meta:creation-date>
    <meta:generator>LibreOffice/3.5$Linux_x86 LibreOffice_project/350m1$Build-2</meta:generator>
    <dc:date>2014-06-10T11:42:06</dc:date>
    <dc:creator>Jumbo </dc:creator>
    <meta:editing-duration>PT28M58S</meta:editing-duration>
    <meta:editing-cycles>10</meta:editing-cycles>
    <meta:document-statistic meta:table-count="1" meta:image-count="0" meta:object-count="0" meta:page-count="2" meta:paragraph-count="144" meta:word-count="151" meta:character-count="736" meta:non-whitespace-character-count="728"/>
  </office:meta>
</office:document-meta>
</file>